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Courier" svg:font-family="Courier" style:font-pitch="variable"/>
    <style:font-face style:name="Arial1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Lucidasans" svg:font-family="Lucidasans" style:font-family-generic="roman" style:font-pitch="variable"/>
    <style:font-face style:name="Mangal" svg:font-family="Mangal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2pt" fo:font-weight="bold" officeooo:rsid="001ee7a8" officeooo:paragraph-rsid="001ee7a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bold" officeooo:rsid="001ee7a8" officeooo:paragraph-rsid="001ee7a8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cm" fo:margin-right="0cm" fo:margin-top="0cm" fo:margin-bottom="0.215cm" loext:contextual-spacing="false" fo:text-indent="0cm" style:auto-text-indent="false"/>
      <style:text-properties style:font-name="Courier" fo:font-size="9pt" officeooo:paragraph-rsid="001ee7a8" style:font-size-asian="9pt" style:font-size-complex="9pt"/>
    </style:style>
    <style:style style:name="P4" style:family="paragraph" style:parent-style-name="BrightBlue_7e_LT_7e_Gliederung_20_4">
      <style:paragraph-properties fo:margin-left="0cm" fo:margin-right="0cm" fo:margin-top="0cm" fo:margin-bottom="0.215cm" loext:contextual-spacing="false" fo:text-indent="0cm" style:auto-text-indent="false"/>
      <style:text-properties style:font-name="Courier" fo:font-size="9pt" style:font-size-asian="9pt" style:font-size-complex="9pt"/>
    </style:style>
    <style:style style:name="P5" style:family="paragraph" style:parent-style-name="BrightBlue_7e_LT_7e_Gliederung_20_4">
      <style:paragraph-properties fo:margin-left="0cm" fo:margin-right="0cm" fo:margin-top="0cm" fo:margin-bottom="0.215cm" loext:contextual-spacing="false" fo:text-indent="0cm" style:auto-text-indent="false"/>
      <style:text-properties style:font-name="Courier" fo:font-size="9pt" officeooo:paragraph-rsid="001ee7a8" style:font-size-asian="9pt" style:font-size-complex="9pt"/>
    </style:style>
    <style:style style:name="P6" style:family="paragraph" style:parent-style-name="BrightBlue_7e_LT_7e_Gliederung_20_2">
      <style:paragraph-properties fo:margin-left="0cm" fo:margin-right="0cm" fo:margin-top="0cm" fo:margin-bottom="0.432cm" loext:contextual-spacing="false" fo:text-indent="0cm" style:auto-text-indent="false"/>
      <style:text-properties style:font-name="Arial" fo:font-size="12pt" officeooo:rsid="001ee7a8" officeooo:paragraph-rsid="001ee7a8" style:font-size-asian="12pt" style:font-size-complex="12pt"/>
    </style:style>
    <style:style style:name="P7" style:family="paragraph" style:parent-style-name="BrightBlue_7e_LT_7e_Gliederung_20_2">
      <style:paragraph-properties fo:margin-left="0cm" fo:margin-right="0cm" fo:margin-top="0cm" fo:margin-bottom="0.432cm" loext:contextual-spacing="false" fo:text-indent="0cm" style:auto-text-indent="false"/>
      <style:text-properties style:font-name="Arial" fo:font-size="12pt" officeooo:rsid="001fca50" officeooo:paragraph-rsid="001fca50" style:font-size-asian="12pt" style:font-size-complex="12pt"/>
    </style:style>
    <style:style style:name="P8" style:family="paragraph" style:parent-style-name="BrightBlue_7e_LT_7e_Gliederung_20_2">
      <style:paragraph-properties fo:margin-left="0cm" fo:margin-right="0cm" fo:margin-top="0cm" fo:margin-bottom="0.432cm" loext:contextual-spacing="false" fo:text-indent="0cm" style:auto-text-indent="false"/>
      <style:text-properties style:font-name="Courier" fo:font-size="9pt" style:font-size-asian="9pt" style:font-size-complex="9pt"/>
    </style:style>
    <style:style style:name="P9" style:family="paragraph" style:parent-style-name="BrightBlue_7e_LT_7e_Gliederung_20_2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style:font-name="Courier" fo:font-size="9pt" officeooo:rsid="001fca50" officeooo:paragraph-rsid="001fca50" style:font-size-asian="9pt" style:font-size-complex="9pt"/>
    </style:style>
    <style:style style:name="P10" style:family="paragraph" style:parent-style-name="BrightBlue_7e_LT_7e_Gliederung_20_3">
      <style:paragraph-properties fo:margin-left="0cm" fo:margin-right="0cm" fo:margin-top="0cm" fo:margin-bottom="0.323cm" loext:contextual-spacing="false" fo:text-indent="0cm" style:auto-text-indent="false"/>
      <style:text-properties style:font-name="Courier" fo:font-size="9pt" style:font-size-asian="9pt" style:font-size-complex="9pt"/>
    </style:style>
    <style:style style:name="P11" style:family="paragraph" style:parent-style-name="BrightBlue_7e_LT_7e_Gliederung_20_1">
      <style:paragraph-properties fo:text-align="start" style:justify-single-word="false"/>
      <style:text-properties style:font-name="Courier" fo:font-size="9pt" officeooo:paragraph-rsid="001ee7a8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style:font-name="Courier" fo:font-size="9pt" officeooo:paragraph-rsid="001ee7a8" style:font-size-asian="9pt" style:font-size-complex="9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5" style:family="paragraph" style:parent-style-name="Standard">
      <style:paragraph-properties fo:margin-left="0cm" fo:margin-right="0cm" fo:margin-top="0cm" fo:margin-bottom="0.432cm" loext:contextual-spacing="false" fo:text-indent="0cm" style:auto-text-indent="false"/>
      <style:text-properties style:font-name="Arial" fo:font-size="12pt" officeooo:rsid="001fca50" officeooo:paragraph-rsid="00205f4c" style:font-size-asian="12pt" style:font-size-complex="12pt"/>
    </style:style>
    <style:style style:name="P16" style:family="paragraph" style:parent-style-name="Standard">
      <style:paragraph-properties fo:margin-left="0cm" fo:margin-right="0cm" fo:margin-top="0cm" fo:margin-bottom="0.432cm" loext:contextual-spacing="false" fo:text-align="start" style:justify-single-word="false" fo:text-indent="0cm" style:auto-text-indent="false"/>
      <style:text-properties style:font-name="Arial" fo:font-size="12pt" fo:font-weight="normal" officeooo:rsid="001fca50" officeooo:paragraph-rsid="001fca50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style:font-name="Courier" fo:font-size="9pt" officeooo:rsid="001fca50" officeooo:paragraph-rsid="001fca50" style:font-size-asian="9pt" style:font-size-complex="9pt"/>
    </style:style>
    <style:style style:name="P18" style:family="paragraph" style:parent-style-name="BrightBlue_7e_LT_7e_Gliederung_20_2">
      <style:paragraph-properties fo:margin-left="0cm" fo:margin-right="0cm" fo:margin-top="0cm" fo:margin-bottom="0.432cm" loext:contextual-spacing="false" fo:text-indent="0cm" style:auto-text-indent="false"/>
      <style:text-properties style:font-name="Arial" fo:font-size="12pt" officeooo:rsid="001fca50" officeooo:paragraph-rsid="00205f4c" style:font-size-asian="12pt" style:font-size-complex="12pt"/>
    </style:style>
    <style:style style:name="P19" style:family="paragraph" style:parent-style-name="BrightBlue_7e_LT_7e_Gliederung_20_2">
      <style:paragraph-properties fo:margin-left="0cm" fo:margin-right="0cm" fo:margin-top="0cm" fo:margin-bottom="0.432cm" loext:contextual-spacing="false" fo:text-align="start" style:justify-single-word="false" fo:text-indent="0cm" style:auto-text-indent="false"/>
      <style:text-properties style:font-name="Arial" fo:font-size="12pt" fo:font-weight="normal" officeooo:rsid="001fca50" officeooo:paragraph-rsid="001fca50" style:font-size-asian="12pt" style:font-weight-asian="normal" style:font-size-complex="12pt" style:font-weight-complex="normal"/>
    </style:style>
    <style:style style:name="P20" style:family="paragraph" style:parent-style-name="BrightBlue_7e_LT_7e_Gliederung_20_2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style:font-name="Courier" fo:font-size="9pt" officeooo:rsid="001fca50" officeooo:paragraph-rsid="001fca50" style:font-size-asian="9pt" style:font-size-complex="9pt"/>
    </style:style>
    <style:style style:name="P21" style:family="paragraph" style:parent-style-name="BrightBlue_7e_LT_7e_Gliederung_20_4">
      <style:paragraph-properties fo:margin-left="0cm" fo:margin-right="0cm" fo:margin-top="0cm" fo:margin-bottom="0.215cm" loext:contextual-spacing="false" fo:text-indent="0cm" style:auto-text-indent="false"/>
      <style:text-properties style:font-name="Courier" fo:font-size="9pt" style:font-size-asian="9pt" style:font-size-complex="9pt"/>
    </style:style>
    <style:style style:name="T1" style:family="text">
      <style:text-properties officeooo:rsid="001ee7a8"/>
    </style:style>
    <style:style style:name="T2" style:family="text">
      <style:text-properties fo:color="#7f0055" fo:font-weight="bold" style:font-weight-asian="bold"/>
    </style:style>
    <style:style style:name="T3" style:family="text">
      <style:text-properties fo:color="#7f0055" style:font-name="Consolas" fo:font-size="10pt" fo:font-weight="bold" style:font-size-asian="10pt" style:font-weight-asian="bold"/>
    </style:style>
    <style:style style:name="T4" style:family="text">
      <style:text-properties fo:color="#0000c0" fo:font-style="italic" style:font-style-asian="italic"/>
    </style:style>
    <style:style style:name="T5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fca50"/>
    </style:style>
    <style:style style:name="T8" style:family="text">
      <style:text-properties officeooo:rsid="00205f4c"/>
    </style:style>
    <style:style style:name="T9" style:family="text">
      <style:text-properties officeooo:rsid="00206b3a"/>
    </style:style>
    <style:style style:name="T10" style:family="text">
      <style:text-properties officeooo:rsid="002165ac"/>
    </style:style>
    <style:style style:name="T11" style:family="text">
      <style:text-properties fo:color="#000000" style:font-name="Consolas" fo:font-size="10pt" style:font-size-asian="10pt"/>
    </style:style>
    <style:style style:name="T12" style:family="text">
      <style:text-properties fo:color="#6a3e3e" style:font-name="Consolas" fo:font-size="10pt" style:font-size-asian="10pt"/>
    </style:style>
    <style:style style:name="T13" style:family="text">
      <style:text-properties fo:color="#6a3e3e" style:font-name="Consolas" fo:font-size="10pt" style:font-size-asian="10pt" fo:background-color="#d4d4d4"/>
    </style:style>
    <style:style style:name="T14" style:family="text">
      <style:text-properties fo:color="#6a3e3e" style:font-name="Consolas" fo:font-size="10pt" style:font-size-asian="10pt" fo:background-color="#f0d8a8"/>
    </style:style>
    <style:style style:name="T15" style:family="text">
      <style:text-properties fo:color="#6a3e3e" style:font-name="Consolas" fo:font-size="10pt" style:text-underline-style="solid" style:text-underline-width="auto" style:text-underline-color="font-color" style:font-size-asian="10pt" fo:background-color="#f0d8a8"/>
    </style:style>
    <style:style style:name="T16" style:family="text">
      <style:text-properties fo:color="#6a3e3e" style:font-name="Consolas" fo:font-size="10pt" style:text-underline-style="solid" style:text-underline-width="auto" style:text-underline-color="font-color" style:font-size-asian="10pt"/>
    </style:style>
    <style:style style:name="T17" style:family="text">
      <style:text-properties fo:color="#3f7f5f" style:font-name="Consolas" fo:font-size="10pt" style:font-size-asian="10pt"/>
    </style:style>
    <style:style style:name="T18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19" style:family="text">
      <style:text-properties fo:color="#2a00ff" style:font-name="Consolas" fo:font-size="10pt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ícios Laboratório</text:p>
      <text:p text:style-name="P1"/>
      <text:p text:style-name="P12"/>
      <text:p text:style-name="P6">Implemente <text:span text:style-name="T7">os seguintes códigos:</text:span></text:p>
      <text:p text:style-name="P18">1 – Um programa que recebe dois números (inicial e final) e mostre: a quantidade de números inteiros dentro do intervalo, a soma, a média deles, <text:span text:style-name="T8">e a quantidade de números pares.</text:span></text:p>
      <text:p text:style-name="P15"><text:span text:style-name="T3">import</text:span><text:span text:style-name="T11"> java.util.Scanner;</text:span></text:p>
      <text:p text:style-name="P14"/>
      <text:p text:style-name="P13"><text:span text:style-name="T3">public</text:span><text:span text:style-name="T11"> </text:span><text:span text:style-name="T3">class</text:span><text:span text:style-name="T11"> Exercicio1 {</text:span></text:p>
      <text:p text:style-name="P14"/>
      <text:p text:style-name="P13"><text:span text:style-name="T11"><text:tab/></text:span><text:span text:style-name="T3">public</text:span><text:span text:style-name="T11"> </text:span><text:span text:style-name="T3">static</text:span><text:span text:style-name="T11"> </text:span><text:span text:style-name="T3">void</text:span><text:span text:style-name="T11"> main(String[] </text:span><text:span text:style-name="T12">args</text:span><text:span text:style-name="T11">) {</text:span></text:p>
      <text:p text:style-name="P13"><text:span text:style-name="T11"><text:tab/><text:tab/>Scanner </text:span><text:span text:style-name="T15">sc</text:span><text:span text:style-name="T11"> = </text:span><text:span text:style-name="T3">new</text:span><text:span text:style-name="T11"> Scanner(System.</text:span><text:span text:style-name="T5">in</text:span><text:span text:style-name="T11">); </text:span><text:span text:style-name="T17">/* </text:span><text:span text:style-name="T18">cria</text:span><text:span text:style-name="T17"> </text:span><text:span text:style-name="T18">objeto</text:span><text:span text:style-name="T17"> </text:span><text:span text:style-name="T18">para</text:span><text:span text:style-name="T17"> </text:span><text:span text:style-name="T18">leitura</text:span><text:span text:style-name="T17"> */</text:span></text:p>
      <text:p text:style-name="P13"><text:span text:style-name="T11"><text:tab/><text:tab/></text:span><text:span text:style-name="T3">int</text:span><text:span text:style-name="T11"> </text:span><text:span text:style-name="T12">numi</text:span><text:span text:style-name="T11"> = 0, </text:span><text:span text:style-name="T12">numf</text:span><text:span text:style-name="T11"> = 0;</text:span></text:p>
      <text:p text:style-name="P13"><text:span text:style-name="T11"><text:tab/><text:tab/></text:span><text:span text:style-name="T3">int</text:span><text:span text:style-name="T11"> </text:span><text:span text:style-name="T12">soma</text:span><text:span text:style-name="T11"> = 0;</text:span></text:p>
      <text:p text:style-name="P13"><text:span text:style-name="T11"><text:tab/><text:tab/></text:span><text:span text:style-name="T3">double</text:span><text:span text:style-name="T11"> </text:span><text:span text:style-name="T16">media</text:span><text:span text:style-name="T11">;</text:span></text:p>
      <text:p text:style-name="P13"><text:span text:style-name="T11"><text:tab/><text:tab/></text:span><text:span text:style-name="T3">int</text:span><text:span text:style-name="T11"> </text:span><text:span text:style-name="T12">qtde</text:span><text:span text:style-name="T11"> = 0;</text:span></text:p>
      <text:p text:style-name="P13"><text:span text:style-name="T11"><text:tab/><text:tab/></text:span><text:span text:style-name="T3">int</text:span><text:span text:style-name="T11"> </text:span><text:span text:style-name="T12">qtdePares</text:span><text:span text:style-name="T11"> = 0;</text:span></text:p>
      <text:p text:style-name="P13"><text:span text:style-name="T11"><text:tab/><text:tab/>System.</text:span><text:span text:style-name="T5">out</text:span><text:span text:style-name="T11">.println(</text:span><text:span text:style-name="T19">"Entre o número inicial:"</text:span><text:span text:style-name="T11">);</text:span></text:p>
      <text:p text:style-name="P13"><text:span text:style-name="T11"><text:tab/><text:tab/></text:span><text:span text:style-name="T12">numi</text:span><text:span text:style-name="T11"> = </text:span><text:span text:style-name="T13">sc</text:span><text:span text:style-name="T11">.nextInt();</text:span></text:p>
      <text:p text:style-name="P13"><text:span text:style-name="T11"><text:tab/><text:tab/>System.</text:span><text:span text:style-name="T5">out</text:span><text:span text:style-name="T11">.println(</text:span><text:span text:style-name="T19">"Entre o número final:"</text:span><text:span text:style-name="T11">);</text:span></text:p>
      <text:p text:style-name="P13"><text:span text:style-name="T11"><text:tab/><text:tab/></text:span><text:span text:style-name="T12">numf</text:span><text:span text:style-name="T11"> = </text:span><text:span text:style-name="T13">sc</text:span><text:span text:style-name="T11">.nextInt();</text:span></text:p>
      <text:p text:style-name="P14"/>
      <text:p text:style-name="P13"><text:span text:style-name="T11"><text:tab/><text:tab/></text:span><text:span text:style-name="T3">for</text:span><text:span text:style-name="T11"> (</text:span><text:span text:style-name="T3">int</text:span><text:span text:style-name="T11"> </text:span><text:span text:style-name="T12">i</text:span><text:span text:style-name="T11"> = </text:span><text:span text:style-name="T12">numi</text:span><text:span text:style-name="T11">; </text:span><text:span text:style-name="T12">i</text:span><text:span text:style-name="T11"> &lt; </text:span><text:span text:style-name="T12">numf</text:span><text:span text:style-name="T11"> + 1; </text:span><text:span text:style-name="T12">i</text:span><text:span text:style-name="T11">++) {</text:span></text:p>
      <text:p text:style-name="P13"><text:span text:style-name="T11"><text:tab/><text:tab/><text:tab/></text:span><text:span text:style-name="T12">qtde</text:span><text:span text:style-name="T11">++;</text:span></text:p>
      <text:p text:style-name="P13"><text:span text:style-name="T11"><text:tab/><text:tab/><text:tab/></text:span><text:span text:style-name="T12">soma</text:span><text:span text:style-name="T11"> = </text:span><text:span text:style-name="T12">soma</text:span><text:span text:style-name="T11"> + </text:span><text:span text:style-name="T12">i</text:span><text:span text:style-name="T11">;</text:span></text:p>
      <text:p text:style-name="P13"><text:span text:style-name="T11"><text:tab/><text:tab/><text:tab/></text:span><text:span text:style-name="T3">if</text:span><text:span text:style-name="T11"> ((</text:span><text:span text:style-name="T12">i</text:span><text:span text:style-name="T11"> % 2) == 0) {</text:span></text:p>
      <text:p text:style-name="P13"><text:span text:style-name="T11"><text:tab/><text:tab/><text:tab/><text:tab/></text:span><text:span text:style-name="T12">qtdePares</text:span><text:span text:style-name="T11">++;</text:span></text:p>
      <text:p text:style-name="P13"><text:span text:style-name="T11"><text:tab/><text:tab/><text:tab/>}</text:span></text:p>
      <text:p text:style-name="P13"><text:span text:style-name="T11"><text:tab/><text:tab/>}</text:span></text:p>
      <text:p text:style-name="P13"><text:span text:style-name="T11"><text:tab/><text:tab/>System.</text:span><text:span text:style-name="T5">out</text:span><text:span text:style-name="T11">.println(</text:span><text:span text:style-name="T19">"Quantidade : "</text:span><text:span text:style-name="T11"> + </text:span><text:span text:style-name="T12">qtde</text:span><text:span text:style-name="T11"> + </text:span><text:span text:style-name="T19">" - Soma : "</text:span><text:span text:style-name="T11"> + </text:span><text:span text:style-name="T12">soma</text:span><text:span text:style-name="T11"> + </text:span><text:span text:style-name="T19">" - M~edia : "</text:span><text:span text:style-name="T11"> + </text:span><text:span text:style-name="T12">soma</text:span><text:span text:style-name="T11"> / </text:span><text:span text:style-name="T12">qtde</text:span><text:span text:style-name="T11"> + </text:span><text:span text:style-name="T19">" - Pares : "</text:span></text:p>
      <text:p text:style-name="P13"><text:span text:style-name="T11"><text:tab/><text:tab/><text:tab/><text:tab/>+ </text:span><text:span text:style-name="T12">qtdePares</text:span><text:span text:style-name="T11">);</text:span></text:p>
      <text:p text:style-name="P13"><text:span text:style-name="T11"><text:tab/>}</text:span></text:p>
      <text:p text:style-name="P14"/>
      <text:p text:style-name="P15"><text:span text:style-name="T11">}</text:span></text:p>
      <text:p text:style-name="P7">2 – Um programa que receba a quantidade (X) de alunos de uma turma e após informada a quantidade, solicite que o usuário entre com o nome e a matrícula de cada um dos X alunos. O programa deverá utilizar um String chamado lista onde irá concatenar cada matrícula e nome como uma linha e ao final mostrar todos os alunos digitados. (concatenar com o \n – para pular linha)</text:p>
      <text:p text:style-name="P9">Lista de Alunos:</text:p>
      <text:p text:style-name="P9">010101 – Maria</text:p>
      <text:p text:style-name="P9">020202 – Pedro</text:p>
      <text:p text:style-name="P9">030303 – João</text:p>
      <text:p text:style-name="P9"/>
      <text:p text:style-name="P17"><text:span text:style-name="T3">import</text:span><text:span text:style-name="T11"> java.util.Scanner;</text:span></text:p>
      <text:p text:style-name="P13"><text:span text:style-name="T3">public</text:span><text:span text:style-name="T11"> </text:span><text:span text:style-name="T3">class</text:span><text:span text:style-name="T11"> Exercicio2 {</text:span></text:p>
      <text:p text:style-name="P14"/>
      <text:p text:style-name="P13"><text:span text:style-name="T11"><text:tab/></text:span><text:span text:style-name="T3">public</text:span><text:span text:style-name="T11"> </text:span><text:span text:style-name="T3">static</text:span><text:span text:style-name="T11"> </text:span><text:span text:style-name="T3">void</text:span><text:span text:style-name="T11"> main(String[] </text:span><text:span text:style-name="T12">args</text:span><text:span text:style-name="T11">) {</text:span></text:p>
      <text:p text:style-name="P13"><text:span text:style-name="T11"><text:tab/><text:tab/> <text:s text:c="3"/></text:span><text:span text:style-name="T3">int</text:span><text:span text:style-name="T11"> </text:span><text:span text:style-name="T12">qtde</text:span><text:span text:style-name="T11">;</text:span></text:p>
      <text:p text:style-name="P13"><text:span text:style-name="T11"><text:tab/><text:tab/><text:tab/>Scanner </text:span><text:span text:style-name="T16">sc</text:span><text:span text:style-name="T11"> = </text:span><text:span text:style-name="T3">new</text:span><text:span text:style-name="T11"> Scanner(System.</text:span><text:span text:style-name="T5">in</text:span><text:span text:style-name="T11">); </text:span><text:span text:style-name="T17">/* </text:span><text:span text:style-name="T18">cria</text:span><text:span text:style-name="T17"> </text:span><text:span text:style-name="T18">objeto</text:span><text:span text:style-name="T17"> </text:span><text:span text:style-name="T18">para</text:span><text:span text:style-name="T17"> </text:span><text:span text:style-name="T18">leitura</text:span><text:span text:style-name="T17"> */</text:span></text:p>
      <text:p text:style-name="P13"><text:span text:style-name="T11"><text:tab/><text:tab/><text:tab/>System.</text:span><text:span text:style-name="T5">out</text:span><text:span text:style-name="T11">.println(</text:span><text:span text:style-name="T19">"Entre com a quantidade de alunos:"</text:span><text:span text:style-name="T11">);</text:span></text:p>
      <text:p text:style-name="P13"><text:span text:style-name="T11"><text:tab/><text:tab/><text:tab/></text:span><text:span text:style-name="T12">qtde</text:span><text:span text:style-name="T11"> = </text:span><text:span text:style-name="T12">sc</text:span><text:span text:style-name="T11">.nextInt();</text:span></text:p>
      <text:p text:style-name="P13"><text:span text:style-name="T11"><text:tab/><text:tab/><text:tab/></text:span><text:span text:style-name="T12">sc</text:span><text:span text:style-name="T11">.nextLine();</text:span></text:p>
      <text:p text:style-name="P13"><text:soft-page-break/><text:span text:style-name="T11"><text:tab/><text:tab/><text:tab/>String </text:span><text:span text:style-name="T12">nome</text:span><text:span text:style-name="T11">;</text:span></text:p>
      <text:p text:style-name="P13"><text:span text:style-name="T11"><text:tab/><text:tab/><text:tab/></text:span><text:span text:style-name="T3">int</text:span><text:span text:style-name="T11"> </text:span><text:span text:style-name="T13">matricula</text:span><text:span text:style-name="T11">;</text:span></text:p>
      <text:p text:style-name="P13"><text:span text:style-name="T11"><text:tab/><text:tab/><text:tab/>String </text:span><text:span text:style-name="T12">saida</text:span><text:span text:style-name="T11"> = </text:span><text:span text:style-name="T19">"Lista de Alunos (Matricula e Nome): \n"</text:span><text:span text:style-name="T11">;</text:span></text:p>
      <text:p text:style-name="P13"><text:span text:style-name="T11"><text:tab/><text:tab/><text:tab/></text:span></text:p>
      <text:p text:style-name="P13"><text:span text:style-name="T11"><text:tab/><text:tab/><text:tab/></text:span><text:span text:style-name="T3">for</text:span><text:span text:style-name="T11"> (</text:span><text:span text:style-name="T3">int</text:span><text:span text:style-name="T11"> </text:span><text:span text:style-name="T12">i</text:span><text:span text:style-name="T11">=0; </text:span><text:span text:style-name="T12">i</text:span><text:span text:style-name="T11">&lt;</text:span><text:span text:style-name="T12">qtde</text:span><text:span text:style-name="T11">;</text:span><text:span text:style-name="T12">i</text:span><text:span text:style-name="T11">++) {</text:span></text:p>
      <text:p text:style-name="P13"><text:span text:style-name="T11"><text:tab/><text:tab/><text:tab/><text:tab/>System.</text:span><text:span text:style-name="T5">out</text:span><text:span text:style-name="T11">.println(</text:span><text:span text:style-name="T19">"Entre com o nome do aluno:"</text:span><text:span text:style-name="T11">); </text:span></text:p>
      <text:p text:style-name="P13"><text:span text:style-name="T11"><text:tab/><text:tab/><text:tab/><text:tab/></text:span><text:span text:style-name="T12">nome</text:span><text:span text:style-name="T11"> = </text:span><text:span text:style-name="T12">sc</text:span><text:span text:style-name="T11">.nextLine();</text:span></text:p>
      <text:p text:style-name="P13"><text:span text:style-name="T11"><text:tab/><text:tab/><text:tab/><text:tab/>System.</text:span><text:span text:style-name="T5">out</text:span><text:span text:style-name="T11">.println(</text:span><text:span text:style-name="T19">"Entre com a matrícula do aluno:"</text:span><text:span text:style-name="T11">); </text:span></text:p>
      <text:p text:style-name="P13"><text:span text:style-name="T11"><text:tab/><text:tab/><text:tab/><text:tab/></text:span><text:span text:style-name="T14">matricula</text:span><text:span text:style-name="T11"> = </text:span><text:span text:style-name="T12">sc</text:span><text:span text:style-name="T11">.nextInt();</text:span></text:p>
      <text:p text:style-name="P13"><text:span text:style-name="T11"><text:tab/><text:tab/><text:tab/><text:tab/></text:span><text:span text:style-name="T12">sc</text:span><text:span text:style-name="T11">.nextLine();</text:span></text:p>
      <text:p text:style-name="P13"><text:span text:style-name="T11"><text:tab/><text:tab/><text:tab/><text:tab/></text:span><text:span text:style-name="T12">saida</text:span><text:span text:style-name="T11"> = </text:span><text:span text:style-name="T12">saida</text:span><text:span text:style-name="T11"> + </text:span><text:span text:style-name="T13">matricula</text:span><text:span text:style-name="T11"> + </text:span><text:span text:style-name="T19">" - "</text:span><text:span text:style-name="T11"> + </text:span><text:span text:style-name="T12">nome</text:span><text:span text:style-name="T11"> + </text:span><text:span text:style-name="T19">"\n"</text:span><text:span text:style-name="T11">;</text:span></text:p>
      <text:p text:style-name="P13"><text:span text:style-name="T11"><text:tab/><text:tab/><text:tab/>}</text:span></text:p>
      <text:p text:style-name="P13"><text:span text:style-name="T11"><text:tab/><text:tab/><text:tab/>System.</text:span><text:span text:style-name="T5">out</text:span><text:span text:style-name="T11">.println(</text:span><text:span text:style-name="T12">saida</text:span><text:span text:style-name="T11">);</text:span></text:p>
      <text:p text:style-name="P13"><text:span text:style-name="T11"><text:tab/><text:tab/>}</text:span></text:p>
      <text:p text:style-name="P13"><text:span text:style-name="T11">}</text:span></text:p>
      <text:p text:style-name="P17"/>
      <text:p text:style-name="P9"/>
      <text:p text:style-name="P9"/>
      <text:p text:style-name="P19"><text:span text:style-name="T9">3</text:span> – Um programa que receba <text:span text:style-name="T8">3 números (X,Y e Z) do usuário e mostre-os em ordem crescente.</text:span></text:p>
      <text:p text:style-name="P16"><text:span text:style-name="T3">import</text:span><text:span text:style-name="T11"> java.util.Scanner;</text:span></text:p>
      <text:p text:style-name="P14"/>
      <text:p text:style-name="P13"><text:span text:style-name="T3">public</text:span><text:span text:style-name="T11"> </text:span><text:span text:style-name="T3">class</text:span><text:span text:style-name="T11"> Exercicio3 {</text:span></text:p>
      <text:p text:style-name="P14"/>
      <text:p text:style-name="P13"><text:span text:style-name="T11"><text:tab/></text:span><text:span text:style-name="T3">public</text:span><text:span text:style-name="T11"> </text:span><text:span text:style-name="T3">static</text:span><text:span text:style-name="T11"> </text:span><text:span text:style-name="T3">void</text:span><text:span text:style-name="T11"> main(String[] </text:span><text:span text:style-name="T12">args</text:span><text:span text:style-name="T11">) {</text:span></text:p>
      <text:p text:style-name="P13"><text:span text:style-name="T11"><text:tab/><text:tab/>Scanner </text:span><text:span text:style-name="T16">sc</text:span><text:span text:style-name="T11"> = </text:span><text:span text:style-name="T3">new</text:span><text:span text:style-name="T11"> Scanner(System.</text:span><text:span text:style-name="T5">in</text:span><text:span text:style-name="T11">); </text:span><text:span text:style-name="T17">/* </text:span><text:span text:style-name="T18">cria</text:span><text:span text:style-name="T17"> </text:span><text:span text:style-name="T18">objeto</text:span><text:span text:style-name="T17"> </text:span><text:span text:style-name="T18">para</text:span><text:span text:style-name="T17"> </text:span><text:span text:style-name="T18">leitura</text:span><text:span text:style-name="T17"> */</text:span></text:p>
      <text:p text:style-name="P13"><text:span text:style-name="T11"><text:tab/><text:tab/></text:span></text:p>
      <text:p text:style-name="P13"><text:span text:style-name="T11"><text:tab/><text:tab/>System.</text:span><text:span text:style-name="T5">out</text:span><text:span text:style-name="T11">.println(</text:span><text:span text:style-name="T19">"Entre o número 1:"</text:span><text:span text:style-name="T11">);</text:span></text:p>
      <text:p text:style-name="P13"><text:span text:style-name="T11"><text:tab/><text:tab/></text:span><text:span text:style-name="T3">int</text:span><text:span text:style-name="T11"> </text:span><text:span text:style-name="T12">n1</text:span><text:span text:style-name="T11"> = </text:span><text:span text:style-name="T12">sc</text:span><text:span text:style-name="T11">.nextInt();</text:span></text:p>
      <text:p text:style-name="P13"><text:span text:style-name="T11"><text:tab/><text:tab/>System.</text:span><text:span text:style-name="T5">out</text:span><text:span text:style-name="T11">.println(</text:span><text:span text:style-name="T19">"Entre o número 2:"</text:span><text:span text:style-name="T11">);</text:span></text:p>
      <text:p text:style-name="P13"><text:span text:style-name="T11"><text:tab/><text:tab/></text:span><text:span text:style-name="T3">int</text:span><text:span text:style-name="T11"> </text:span><text:span text:style-name="T12">n2</text:span><text:span text:style-name="T11"> = </text:span><text:span text:style-name="T12">sc</text:span><text:span text:style-name="T11">.nextInt();</text:span></text:p>
      <text:p text:style-name="P13"><text:span text:style-name="T11"><text:tab/><text:tab/>System.</text:span><text:span text:style-name="T5">out</text:span><text:span text:style-name="T11">.println(</text:span><text:span text:style-name="T19">"Entre o número 3:"</text:span><text:span text:style-name="T11">);</text:span></text:p>
      <text:p text:style-name="P13"><text:span text:style-name="T11"><text:tab/><text:tab/></text:span><text:span text:style-name="T3">int</text:span><text:span text:style-name="T11"> </text:span><text:span text:style-name="T12">n3</text:span><text:span text:style-name="T11"> = </text:span><text:span text:style-name="T12">sc</text:span><text:span text:style-name="T11">.nextInt();</text:span></text:p>
      <text:p text:style-name="P13"><text:span text:style-name="T11"><text:tab/><text:tab/></text:span><text:span text:style-name="T3">int</text:span><text:span text:style-name="T11"> </text:span><text:span text:style-name="T12">maior</text:span><text:span text:style-name="T11">, </text:span><text:span text:style-name="T12">menor</text:span><text:span text:style-name="T11">, </text:span><text:span text:style-name="T12">meio</text:span><text:span text:style-name="T11">;</text:span></text:p>
      <text:p text:style-name="P14"/>
      <text:p text:style-name="P13"><text:span text:style-name="T11"><text:tab/><text:tab/></text:span><text:span text:style-name="T3">if</text:span><text:span text:style-name="T11"> (</text:span><text:span text:style-name="T12">n1</text:span><text:span text:style-name="T11"> &gt;= </text:span><text:span text:style-name="T12">n2</text:span><text:span text:style-name="T11">)</text:span></text:p>
      <text:p text:style-name="P13"><text:span text:style-name="T11"><text:tab/><text:tab/><text:tab/></text:span><text:span text:style-name="T3">if</text:span><text:span text:style-name="T11"> (</text:span><text:span text:style-name="T12">n1</text:span><text:span text:style-name="T11"> &gt;= </text:span><text:span text:style-name="T12">n3</text:span><text:span text:style-name="T11">) {</text:span></text:p>
      <text:p text:style-name="P13"><text:span text:style-name="T11"><text:tab/><text:tab/><text:tab/><text:tab/></text:span><text:span text:style-name="T12">maior</text:span><text:span text:style-name="T11"> = </text:span><text:span text:style-name="T12">n1</text:span><text:span text:style-name="T11">;</text:span></text:p>
      <text:p text:style-name="P13"><text:span text:style-name="T11"><text:tab/><text:tab/><text:tab/><text:tab/></text:span><text:span text:style-name="T3">if</text:span><text:span text:style-name="T11"> (</text:span><text:span text:style-name="T12">n2</text:span><text:span text:style-name="T11"> &gt;= </text:span><text:span text:style-name="T12">n3</text:span><text:span text:style-name="T11">) {</text:span></text:p>
      <text:p text:style-name="P13"><text:span text:style-name="T11"><text:tab/><text:tab/><text:tab/><text:tab/><text:tab/></text:span><text:span text:style-name="T12">menor</text:span><text:span text:style-name="T11"> = </text:span><text:span text:style-name="T12">n3</text:span><text:span text:style-name="T11">;</text:span></text:p>
      <text:p text:style-name="P13"><text:span text:style-name="T11"><text:tab/><text:tab/><text:tab/><text:tab/><text:tab/></text:span><text:span text:style-name="T12">meio</text:span><text:span text:style-name="T11"> = </text:span><text:span text:style-name="T12">n2</text:span><text:span text:style-name="T11">;</text:span></text:p>
      <text:p text:style-name="P13"><text:span text:style-name="T11"><text:tab/><text:tab/><text:tab/><text:tab/>} </text:span><text:span text:style-name="T3">else</text:span><text:span text:style-name="T11"> {</text:span></text:p>
      <text:p text:style-name="P13"><text:span text:style-name="T11"><text:tab/><text:tab/><text:tab/><text:tab/><text:tab/></text:span><text:span text:style-name="T12">menor</text:span><text:span text:style-name="T11"> = </text:span><text:span text:style-name="T12">n2</text:span><text:span text:style-name="T11">;</text:span></text:p>
      <text:p text:style-name="P13"><text:span text:style-name="T11"><text:tab/><text:tab/><text:tab/><text:tab/><text:tab/></text:span><text:span text:style-name="T12">meio</text:span><text:span text:style-name="T11"> = </text:span><text:span text:style-name="T12">n3</text:span><text:span text:style-name="T11">;</text:span></text:p>
      <text:p text:style-name="P13"><text:span text:style-name="T11"><text:tab/><text:tab/><text:tab/><text:tab/>}</text:span></text:p>
      <text:p text:style-name="P13"><text:span text:style-name="T11"><text:tab/><text:tab/><text:tab/>} </text:span><text:span text:style-name="T3">else</text:span><text:span text:style-name="T11"> {</text:span></text:p>
      <text:p text:style-name="P13"><text:span text:style-name="T11"><text:tab/><text:tab/><text:tab/><text:tab/></text:span><text:span text:style-name="T12">maior</text:span><text:span text:style-name="T11"> = </text:span><text:span text:style-name="T12">n3</text:span><text:span text:style-name="T11">;</text:span></text:p>
      <text:p text:style-name="P13"><text:span text:style-name="T11"><text:tab/><text:tab/><text:tab/><text:tab/></text:span><text:span text:style-name="T12">meio</text:span><text:span text:style-name="T11"> = </text:span><text:span text:style-name="T12">n1</text:span><text:span text:style-name="T11">;</text:span></text:p>
      <text:p text:style-name="P13"><text:span text:style-name="T11"><text:tab/><text:tab/><text:tab/><text:tab/></text:span><text:span text:style-name="T12">menor</text:span><text:span text:style-name="T11"> = </text:span><text:span text:style-name="T12">n2</text:span><text:span text:style-name="T11">;</text:span></text:p>
      <text:p text:style-name="P13"><text:span text:style-name="T11"><text:tab/><text:tab/><text:tab/>}</text:span></text:p>
      <text:p text:style-name="P13"><text:span text:style-name="T11"><text:tab/><text:tab/></text:span><text:span text:style-name="T3">else</text:span><text:span text:style-name="T11"> </text:span><text:span text:style-name="T3">if</text:span><text:span text:style-name="T11"> (</text:span><text:span text:style-name="T12">n2</text:span><text:span text:style-name="T11"> &gt;= </text:span><text:span text:style-name="T12">n3</text:span><text:span text:style-name="T11">) {</text:span></text:p>
      <text:p text:style-name="P13"><text:span text:style-name="T11"><text:tab/><text:tab/><text:tab/></text:span><text:span text:style-name="T12">maior</text:span><text:span text:style-name="T11"> = </text:span><text:span text:style-name="T12">n2</text:span><text:span text:style-name="T11">;</text:span></text:p>
      <text:p text:style-name="P13"><text:span text:style-name="T11"><text:tab/><text:tab/><text:tab/></text:span><text:span text:style-name="T3">if</text:span><text:span text:style-name="T11"> (</text:span><text:span text:style-name="T12">n1</text:span><text:span text:style-name="T11"> &gt;= </text:span><text:span text:style-name="T12">n3</text:span><text:span text:style-name="T11">) {</text:span></text:p>
      <text:p text:style-name="P13"><text:span text:style-name="T11"><text:tab/><text:tab/><text:tab/><text:tab/></text:span><text:span text:style-name="T12">menor</text:span><text:span text:style-name="T11"> = </text:span><text:span text:style-name="T12">n3</text:span><text:span text:style-name="T11">;</text:span></text:p>
      <text:p text:style-name="P13"><text:span text:style-name="T11"><text:tab/><text:tab/><text:tab/><text:tab/></text:span><text:span text:style-name="T12">meio</text:span><text:span text:style-name="T11"> = </text:span><text:span text:style-name="T12">n1</text:span><text:span text:style-name="T11">;</text:span></text:p>
      <text:p text:style-name="P13"><text:span text:style-name="T11"><text:tab/><text:tab/><text:tab/>} </text:span><text:span text:style-name="T3">else</text:span><text:span text:style-name="T11"> {</text:span></text:p>
      <text:p text:style-name="P13"><text:span text:style-name="T11"><text:tab/><text:tab/><text:tab/><text:tab/></text:span><text:span text:style-name="T12">menor</text:span><text:span text:style-name="T11"> = </text:span><text:span text:style-name="T12">n1</text:span><text:span text:style-name="T11">;</text:span></text:p>
      <text:p text:style-name="P13"><text:span text:style-name="T11"><text:tab/><text:tab/><text:tab/><text:tab/></text:span><text:span text:style-name="T12">meio</text:span><text:span text:style-name="T11"> = </text:span><text:span text:style-name="T12">n3</text:span><text:span text:style-name="T11">;</text:span></text:p>
      <text:p text:style-name="P13"><text:span text:style-name="T11"><text:tab/><text:tab/><text:tab/>}</text:span></text:p>
      <text:p text:style-name="P13"><text:span text:style-name="T11"><text:tab/><text:tab/>} </text:span><text:span text:style-name="T3">else</text:span><text:span text:style-name="T11"> {</text:span></text:p>
      <text:p text:style-name="P13"><text:soft-page-break/><text:span text:style-name="T11"><text:tab/><text:tab/><text:tab/></text:span><text:span text:style-name="T12">maior</text:span><text:span text:style-name="T11"> = </text:span><text:span text:style-name="T12">n3</text:span><text:span text:style-name="T11">;</text:span></text:p>
      <text:p text:style-name="P13"><text:span text:style-name="T11"><text:tab/><text:tab/><text:tab/></text:span><text:span text:style-name="T12">meio</text:span><text:span text:style-name="T11"> = </text:span><text:span text:style-name="T12">n2</text:span><text:span text:style-name="T11">;</text:span></text:p>
      <text:p text:style-name="P13"><text:span text:style-name="T11"><text:tab/><text:tab/><text:tab/></text:span><text:span text:style-name="T12">menor</text:span><text:span text:style-name="T11"> = </text:span><text:span text:style-name="T12">n1</text:span><text:span text:style-name="T11">;</text:span></text:p>
      <text:p text:style-name="P13"><text:span text:style-name="T11"><text:tab/><text:tab/>}</text:span></text:p>
      <text:p text:style-name="P13"><text:span text:style-name="T11"><text:tab/><text:tab/>System.</text:span><text:span text:style-name="T5">out</text:span><text:span text:style-name="T11">.println(</text:span><text:span text:style-name="T12">menor</text:span><text:span text:style-name="T11"> + </text:span><text:span text:style-name="T19">" - "</text:span><text:span text:style-name="T11"> + </text:span><text:span text:style-name="T12">meio</text:span><text:span text:style-name="T11"> + </text:span><text:span text:style-name="T19">" - "</text:span><text:span text:style-name="T11"> + </text:span><text:span text:style-name="T12">maior</text:span><text:span text:style-name="T11">);</text:span></text:p>
      <text:p text:style-name="P13"><text:span text:style-name="T11"><text:tab/>}</text:span></text:p>
      <text:p text:style-name="P16"><text:span text:style-name="T11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Courier" svg:font-family="Courier" style:font-pitch="variable"/>
    <style:font-face style:name="Arial1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Lucidasans" svg:font-family="Lucidasans" style:font-family-generic="roman" style:font-pitch="variable"/>
    <style:font-face style:name="Mangal" svg:font-family="Mangal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0" style:font-name="Tahoma" fo:font-family="Tahoma" style:font-family-generic="roman" style:font-pitch="variable" fo:font-size="8pt" fo:font-weight="bold" style:font-name-asian="DejaVu Sans" style:font-family-asian="'DejaVu Sans'" style:font-family-generic-asian="system" style:font-pitch-asian="variable" style:font-size-asian="8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default-outline-level="" style:class="list">
      <style:paragraph-properties fo:text-align="start" style:justify-single-word="false" fo:orphans="2" fo:widows="2" style:writing-mode="lr-tb"/>
      <style:text-properties fo:color="#000000" style:font-name="Lucidasans" fo:font-family="Lucidasans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Caption" style:family="paragraph" style:default-outline-level="" style:class="extra">
      <style:paragraph-properties fo:margin-top="0.374cm" fo:margin-bottom="0.374cm" loext:contextual-spacing="false" fo:text-align="start" style:justify-single-word="false" fo:orphans="2" fo:widows="2" style:writing-mode="lr-tb"/>
      <style:text-properties fo:color="#000000" style:font-name="Lucidasans" fo:font-family="Lucidasans" style:font-family-generic="roman" style:font-pitch="variable" fo:font-size="12pt" fo:font-style="italic" fo:font-weight="bold" style:font-name-asian="DejaVu Sans" style:font-family-asian="'DejaVu Sans'" style:font-family-generic-asian="system" style:font-pitch-asian="variable" style:font-size-asian="12pt" style:font-style-asian="italic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Index" style:family="paragraph" style:default-outline-level="" style:class="index">
      <style:paragraph-properties fo:text-align="start" style:justify-single-word="false" fo:orphans="2" fo:widows="2" style:writing-mode="lr-tb"/>
      <style:text-properties fo:color="#000000" style:font-name="Lucidasans" fo:font-family="Lucidasans" style:font-family-generic="roman" style:font-pitch="variable" fo:font-size="8pt" fo:font-weight="bold" style:font-name-asian="DejaVu Sans" style:font-family-asian="'DejaVu Sans'" style:font-family-generic-asian="system" style:font-pitch-asian="variable" style:font-size-asian="8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nspiration_7e_LT_7e_Gliederung_20_1" style:display-name="Inspiration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Gliederung_20_2" style:display-name="Inspiration~LT~Gliederung 2" style:family="paragraph" style:parent-style-name="Inspiration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3" style:display-name="Inspiration~LT~Gliederung 3" style:family="paragraph" style:parent-style-name="Inspiration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4" style:display-name="Inspiration~LT~Gliederung 4" style:family="paragraph" style:parent-style-name="Inspiration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5" style:display-name="Inspiration~LT~Gliederung 5" style:family="paragraph" style:parent-style-name="Inspiration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6" style:display-name="Inspiration~LT~Gliederung 6" style:family="paragraph" style:parent-style-name="Inspiration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7" style:display-name="Inspiration~LT~Gliederung 7" style:family="paragraph" style:parent-style-name="Inspiration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8" style:display-name="Inspiration~LT~Gliederung 8" style:family="paragraph" style:parent-style-name="Inspiration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9" style:display-name="Inspiration~LT~Gliederung 9" style:family="paragraph" style:parent-style-name="Inspiration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Titel" style:display-name="Inspiration~LT~Titel" style:family="paragraph" style:default-outline-level="">
      <style:paragraph-properties fo:text-align="start" style:justify-single-word="false" fo:orphans="2" fo:widows="2" style:writing-mode="lr-tb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Untertitel" style:display-name="Inspiratio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Notizen" style:display-name="Inspiratio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Hintergrundobjekte" style:display-name="Inspiration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spiration_7e_LT_7e_Hintergrund" style:display-name="Inspiration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cm" fo:margin-bottom="0.54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cm" fo:margin-bottom="0.43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cm" fo:margin-bottom="0.32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cm" fo:margin-bottom="0.215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ing_20_1" style:display-name="Heading 1" style:family="paragraph" style:default-outline-level="" style:class="text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font-name="Tahoma" fo:font-family="Tahoma" style:font-family-generic="roman" style:font-pitch="variable" fo:font-size="8pt" fo:font-weight="bold" style:font-name-asian="DejaVu Sans" style:font-family-asian="'DejaVu Sans'" style:font-family-generic-asian="system" style:font-pitch-asian="variable" style:font-size-asian="8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Heading_20_2" style:display-name="Heading 2" style:family="paragraph" style:default-outline-level="" style:class="text">
      <style:paragraph-properties fo:margin-left="0cm" fo:margin-right="0cm" fo:line-height="150%" fo:text-align="start" style:justify-single-word="false" fo:orphans="2" fo:widows="2" fo:text-indent="0cm" style:auto-text-indent="false" style:writing-mode="lr-tb"/>
      <style:text-properties fo:color="#000000" style:font-name="Tahoma" fo:font-family="Tahoma" style:font-family-generic="roman" style:font-pitch="variable" fo:font-size="8pt" fo:font-weight="bold" style:font-name-asian="DejaVu Sans" style:font-family-asian="'DejaVu Sans'" style:font-family-generic-asian="system" style:font-pitch-asian="variable" style:font-size-asian="8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Heading_20_3" style:display-name="Heading 3" style:family="paragraph" style:default-outline-level="" style:class="text">
      <style:paragraph-properties fo:margin-left="0cm" fo:margin-right="0cm" fo:line-height="150%" fo:text-align="start" style:justify-single-word="false" fo:orphans="2" fo:widows="2" fo:text-indent="0cm" style:auto-text-indent="false" style:writing-mode="lr-tb"/>
      <style:text-properties fo:color="#000000" style:font-name="Tahoma" fo:font-family="Tahoma" style:font-family-generic="roman" style:font-pitch="variable" fo:font-size="8pt" fo:font-weight="bold" style:font-name-asian="DejaVu Sans" style:font-family-asian="'DejaVu Sans'" style:font-family-generic-asian="system" style:font-pitch-asian="variable" style:font-size-asian="8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Heading_20_4" style:display-name="Heading 4" style:family="paragraph" style:default-outline-level="" style:class="text">
      <style:paragraph-properties fo:margin-top="0.746cm" fo:margin-bottom="0.187cm" loext:contextual-spacing="false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Heading_20_5" style:display-name="Heading 5" style:family="paragraph" style:default-outline-level="" style:class="text">
      <style:paragraph-properties fo:margin-top="0.746cm" fo:margin-bottom="0.187cm" loext:contextual-spacing="false" fo:text-align="start" style:justify-single-word="false" fo:orphans="2" fo:widows="2" style:writing-mode="lr-tb"/>
      <style:text-properties fo:color="#000000" style:font-name="Tahoma" fo:font-family="Tahoma" style:font-family-generic="roman" style:font-pitch="variable" fo:font-size="13pt" fo:font-style="italic" fo:font-weight="bold" style:font-name-asian="DejaVu Sans" style:font-family-asian="'DejaVu Sans'" style:font-family-generic-asian="system" style:font-pitch-asian="variable" style:font-size-asian="13pt" style:font-style-asian="italic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Símbolos_20_de_20_numeração" style:display-name="Símbolos de numeraçã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rcas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style:font-pitch="variable" fo:font-size="9pt" style:font-name-asian="DejaVu Sans" style:font-family-asian="'DejaVu Sans'" style:font-family-generic-asian="system" style:font-pitch-asian="variable" style:font-size-asian="9pt" style:font-name-complex="Liberation Sans1" style:font-family-complex="'Liberation Sans'" style:font-family-generic-complex="system" style:font-pitch-complex="variable" style:font-size-complex="12pt"/>
    </style:style>
    <style:style style:name="Ênfas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textonegrit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nte_20_parág._20_padrão1" style:display-name="Fonte parág. padrão1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yle13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-mail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Ênfase_20_forte" style:display-name="Ênfase for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rodap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úmero_20_de_20_página" style:display-name="Número de página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nk_20_da_20_Internet" style:display-name="Link da Internet" style:family="paragraph" style:default-outline-level="">
      <style:paragraph-properties fo:text-align="start" style:justify-single-word="false" fo:orphans="2" fo:widows="2" style:writing-mode="lr-tb"/>
      <style:text-properties fo:color="#0000ff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nte_20_parág._20_padrão" style:display-name="Fonte parág. padrã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1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1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1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0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0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0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9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9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9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8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8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8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7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7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7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5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5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5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4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4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4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3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3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3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2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2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2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0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0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0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9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9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9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8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8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8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7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6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6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6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5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5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5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bsatz-Standardschriftart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7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7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z1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style:font-pitch="variable" fo:font-size="9pt" style:font-name-asian="DejaVu Sans" style:font-family-asian="'DejaVu Sans'" style:font-family-generic-asian="system" style:font-pitch-asian="variable" style:font-size-asian="9pt" style:font-name-complex="Liberation Sans1" style:font-family-complex="'Liberation Sans'" style:font-family-generic-complex="system" style:font-pitch-complex="variable" style:font-size-complex="12pt"/>
    </style:style>
    <style:style style:name="WW8Num3z0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M7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000000" style:font-name="Tahoma" fo:font-family="Tahoma" style:font-family-generic="roman" style:font-pitch="variable" fo:font-size="8pt" fo:font-weight="bold" style:font-name-asian="DejaVu Sans" style:font-family-asian="'DejaVu Sans'" style:font-family-generic-asian="system" style:font-pitch-asian="variable" style:font-size-asian="8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Body_20_Text_20_31" style:display-name="Body Text 31" style:family="paragraph" style:default-outline-level="">
      <style:paragraph-properties fo:margin-left="0cm" fo:margin-right="0.049cm" fo:text-align="start" style:justify-single-word="false" fo:orphans="2" fo:widows="2" fo:text-indent="0cm" style:auto-text-indent="false" style:writing-mode="lr-tb"/>
      <style:text-properties fo:color="#0000ff" style:font-name="Times New Roman" fo:font-family="'Times New Roman'" style:font-family-generic="roman" style:font-pitch="variable" fo:font-size="10pt" style:text-underline-style="solid" style:text-underline-width="auto" style:text-underline-color="font-color" fo:font-weight="normal" style:font-name-asian="DejaVu Sans" style:font-family-asian="'DejaVu Sans'" style:font-family-generic-asian="system" style:font-pitch-asian="variable" style:font-size-asian="10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western" style:family="paragraph" style:default-outline-level="">
      <style:paragraph-properties fo:margin-top="0.871cm" fo:margin-bottom="0.37cm" loext:contextual-spacing="false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Frame_20_contents" style:display-name="Frame contents" style:family="paragraph" style:default-outline-level="" style:class="extra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default-outline-level="" style:class="extra">
      <style:paragraph-properties fo:text-align="start" style:justify-single-word="false" fo:orphans="2" fo:widows="2" style:writing-mode="lr-tb"/>
      <style:text-properties fo:color="#000000" style:font-name="Tahoma" fo:font-family="Tahoma" style:font-family-generic="roman" style:font-pitch="variable" fo:font-size="8pt" fo:font-weight="bold" style:font-name-asian="DejaVu Sans" style:font-family-asian="'DejaVu Sans'" style:font-family-generic-asian="system" style:font-pitch-asian="variable" style:font-size-asian="8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default-outline-level="" style:class="extra">
      <style:paragraph-properties fo:text-align="center" style:justify-single-word="false" fo:orphans="2" fo:widows="2" style:writing-mode="lr-tb"/>
      <style:text-properties fo:color="#000000" style:font-name="Tahoma" fo:font-family="Tahoma" style:font-family-generic="roman" style:font-pitch="variable" fo:font-size="8pt" fo:font-weight="bold" style:font-name-asian="DejaVu Sans" style:font-family-asian="'DejaVu Sans'" style:font-family-generic-asian="system" style:font-pitch-asian="variable" style:font-size-asian="8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Normal_20__28_Web_29_" style:display-name="Normal (Web)" style:family="paragraph" style:default-outline-level="">
      <style:paragraph-properties fo:margin-top="0.871cm" fo:margin-bottom="0.871cm" loext:contextual-spacing="false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default-outline-level="" style:class="extra">
      <style:paragraph-properties fo:text-align="start" style:justify-single-word="false" fo:orphans="2" fo:widows="2" style:writing-mode="lr-tb">
        <style:tab-stops>
          <style:tab-stop style:position="13.229cm"/>
          <style:tab-stop style:position="26.458cm"/>
        </style:tab-stops>
      </style:paragraph-properties>
      <style:text-properties fo:color="#000000" style:font-name="Tahoma" fo:font-family="Tahoma" style:font-family-generic="roman" style:font-pitch="variable" fo:font-size="8pt" fo:font-weight="bold" style:font-name-asian="DejaVu Sans" style:font-family-asian="'DejaVu Sans'" style:font-family-generic-asian="system" style:font-pitch-asian="variable" style:font-size-asian="8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Header" style:family="paragraph" style:default-outline-level="" style:class="extra">
      <style:paragraph-properties fo:text-align="start" style:justify-single-word="false" fo:orphans="2" fo:widows="2" style:writing-mode="lr-tb">
        <style:tab-stops>
          <style:tab-stop style:position="13.229cm"/>
          <style:tab-stop style:position="26.458cm"/>
        </style:tab-stops>
      </style:paragraph-properties>
      <style:text-properties fo:color="#000000" style:font-name="Tahoma" fo:font-family="Tahoma" style:font-family-generic="roman" style:font-pitch="variable" fo:font-size="8pt" fo:font-weight="bold" style:font-name-asian="DejaVu Sans" style:font-family-asian="'DejaVu Sans'" style:font-family-generic-asian="system" style:font-pitch-asian="variable" style:font-size-asian="8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Recuo_20_de_20_corpo_20_de_20_texto_20_21" style:display-name="Recuo de corpo de texto 21" style:family="paragraph" style:default-outline-level="">
      <style:paragraph-properties fo:margin-left="0cm" fo:margin-right="0cm" fo:text-align="start" style:justify-single-word="false" fo:orphans="2" fo:widows="2" fo:text-indent="2.203cm" style:auto-text-indent="false" style:writing-mode="lr-tb"/>
      <style:text-properties fo:color="#000000" style:font-name="Times New Roman" fo:font-family="'Times New Roman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exto_20_de_20_balão" style:display-name="Texto de balão" style:family="paragraph" style:default-outline-level="">
      <style:paragraph-properties fo:text-align="start" style:justify-single-word="false" fo:orphans="2" fo:widows="2" style:writing-mode="lr-tb"/>
      <style:text-properties fo:color="#000000" style:font-name="Tahoma" fo:font-family="Tahoma" style:font-family-generic="roman" style:font-pitch="variable" fo:font-size="8pt" fo:font-weight="bold" style:font-name-asian="DejaVu Sans" style:font-family-asian="'DejaVu Sans'" style:font-family-generic-asian="system" style:font-pitch-asian="variable" style:font-size-asian="8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DNA_7e_LT_7e_Hintergrund" style:display-name="DNA~LT~Hintergrund" style:family="paragraph" style:default-outline-level="">
      <style:paragraph-properties fo:text-align="start" style:justify-single-word="false" fo:orphans="2" fo:widows="2" style:writing-mode="lr-tb"/>
      <style:text-properties fo:color="#000000" style:font-name="Arial1" fo:font-family="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NA_7e_LT_7e_Hintergrundobjekte" style:display-name="DNA~LT~Hintergrundobjekte" style:family="paragraph" style:default-outline-level="">
      <style:paragraph-properties fo:text-align="start" style:justify-single-word="false" fo:orphans="2" fo:widows="2" style:writing-mode="lr-tb"/>
      <style:text-properties fo:color="#000000" style:font-name="Arial1" fo:font-family="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NA_7e_LT_7e_Notizen" style:display-name="DNA~LT~Notizen" style:family="paragraph" style:default-outline-level="">
      <style:paragraph-properties fo:margin-left="1.058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Untertitel" style:display-name="DNA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Titel" style:display-name="DNA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9" style:display-name="DNA~LT~Gliederung 9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8" style:display-name="DNA~LT~Gliederung 8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7" style:display-name="DNA~LT~Gliederung 7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6" style:display-name="DNA~LT~Gliederung 6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5" style:display-name="DNA~LT~Gliederung 5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4" style:display-name="DNA~LT~Gliederung 4" style:family="paragraph" style:default-outline-level="">
      <style:paragraph-properties fo:margin-left="0cm" fo:margin-right="0cm" fo:margin-top="0cm" fo:margin-bottom="0.34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3" style:display-name="DNA~LT~Gliederung 3" style:family="paragraph" style:default-outline-level="">
      <style:paragraph-properties fo:margin-left="0cm" fo:margin-right="0cm" fo:margin-top="0cm" fo:margin-bottom="0.522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2" style:display-name="DNA~LT~Gliederung 2" style:family="paragraph" style:default-outline-level="">
      <style:paragraph-properties fo:margin-left="0cm" fo:margin-right="0cm" fo:margin-top="0cm" fo:margin-bottom="0.704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1" style:display-name="DNA~LT~Gliederung 1" style:family="paragraph" style:default-outline-level="">
      <style:paragraph-properties fo:margin-left="0cm" fo:margin-right="0cm" fo:margin-top="0cm" fo:margin-bottom="0.877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Gliederung_20_1" style:display-name="Padrão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rightBlue_7e_LT_7e_Gliederung_20_1" style:display-name="BrightBlue~LT~Gliederung 1" style:family="paragraph" style:default-outline-level="">
      <style:paragraph-properties fo:margin-left="0cm" fo:margin-right="0cm" fo:margin-top="0cm" fo:margin-bottom="0.54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rightBlue_7e_LT_7e_Gliederung_20_2" style:display-name="BrightBlue~LT~Gliederung 2" style:family="paragraph" style:parent-style-name="BrightBlue_7e_LT_7e_Gliederung_20_1" style:default-outline-level="">
      <style:paragraph-properties fo:margin-left="0cm" fo:margin-right="0cm" fo:margin-top="0cm" fo:margin-bottom="0.43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rightBlue_7e_LT_7e_Gliederung_20_3" style:display-name="BrightBlue~LT~Gliederung 3" style:family="paragraph" style:parent-style-name="BrightBlue_7e_LT_7e_Gliederung_20_2" style:default-outline-level="">
      <style:paragraph-properties fo:margin-left="0cm" fo:margin-right="0cm" fo:margin-top="0cm" fo:margin-bottom="0.32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rightBlue_7e_LT_7e_Gliederung_20_4" style:display-name="BrightBlue~LT~Gliederung 4" style:family="paragraph" style:parent-style-name="BrightBlue_7e_LT_7e_Gliederung_20_3" style:default-outline-level="">
      <style:paragraph-properties fo:margin-left="0cm" fo:margin-right="0cm" fo:margin-top="0cm" fo:margin-bottom="0.215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5" style:display-name="BrightBlue~LT~Gliederung 5" style:family="paragraph" style:parent-style-name="BrightBlue_7e_LT_7e_Gliederung_20_4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6" style:display-name="BrightBlue~LT~Gliederung 6" style:family="paragraph" style:parent-style-name="BrightBlue_7e_LT_7e_Gliederung_20_5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7" style:display-name="BrightBlue~LT~Gliederung 7" style:family="paragraph" style:parent-style-name="BrightBlue_7e_LT_7e_Gliederung_20_6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8" style:display-name="BrightBlue~LT~Gliederung 8" style:family="paragraph" style:parent-style-name="BrightBlue_7e_LT_7e_Gliederung_20_7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9" style:display-name="BrightBlue~LT~Gliederung 9" style:family="paragraph" style:parent-style-name="BrightBlue_7e_LT_7e_Gliederung_20_8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Titel" style:display-name="BrightBlue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rightBlue_7e_LT_7e_Untertitel" style:display-name="BrightBlu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rightBlue_7e_LT_7e_Notizen" style:display-name="BrightBlu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rightBlue_7e_LT_7e_Hintergrundobjekte" style:display-name="BrightBlu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rightBlue_7e_LT_7e_Hintergrund" style:display-name="BrightBlu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19:09:32.541342000</meta:creation-date>
    <dc:date>2017-08-29T16:18:38.299000000</dc:date>
    <meta:editing-duration>PT45M53S</meta:editing-duration>
    <meta:editing-cycles>4</meta:editing-cycles>
    <meta:generator>LibreOffice/5.1.5.2$Windows_x86 LibreOffice_project/7a864d8825610a8c07cfc3bc01dd4fce6a9447e5</meta:generator>
    <meta:document-statistic meta:table-count="0" meta:image-count="0" meta:object-count="0" meta:page-count="3" meta:paragraph-count="100" meta:word-count="495" meta:character-count="2889" meta:non-whitespace-character-count="2245"/>
  </office:meta>
</office:document-meta>
</file>